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1a70e" officeooo:paragraph-rsid="0011a70e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typing Process<text:tab/></text:p>
      <text:p text:style-name="P1"><text:span text:style-name="T2"/></text:p>
      <text:p text:style-name="P1"><text:span text:style-name="T2">Gui Pictures</text:span></text:p>
      <text:p text:style-name="P1"><text:span text:style-name="T2">Pre meeting</text:span></text:p>
      <text:p text:style-name="P1"><text:span text:style-name="T2">Post meeting with scribbles</text:span></text:p>
      <text:p text:style-name="P1"><text:span text:style-name="T2">Final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8:27:52.094752307</meta:creation-date>
    <meta:generator>LibreOffice/6.0.7.3.0$Linux_X86_64 LibreOffice_project/00m0$Build-3</meta:generator>
    <dc:date>2019-01-09T08:32:00.773404112</dc:date>
    <meta:editing-duration>PT4M9S</meta:editing-duration>
    <meta:editing-cycles>1</meta:editing-cycles>
    <meta:document-statistic meta:table-count="0" meta:image-count="0" meta:object-count="0" meta:page-count="1" meta:paragraph-count="5" meta:word-count="11" meta:character-count="75" meta:non-whitespace-character-count="68"/>
  </office:meta>
</office:document-meta>
</file>